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gg sans" svg:font-family="'gg sans', 'Noto Sans', 'Helvetica Neue', Helvetica, Arial, sans-serif"/>
    <style:font-face style:name="inherit" svg:font-family="inherit"/>
  </office:font-face-decls>
  <office:automatic-styles>
    <style:style style:name="P1" style:family="paragraph" style:parent-style-name="Standard">
      <style:text-properties fo:font-weight="bold" officeooo:rsid="001acc93" officeooo:paragraph-rsid="001acc93" style:font-weight-asian="bold" style:font-weight-complex="bold"/>
    </style:style>
    <style:style style:name="P2" style:family="paragraph" style:parent-style-name="Standard">
      <style:text-properties officeooo:paragraph-rsid="001acc93"/>
    </style:style>
    <style:style style:name="P3" style:family="paragraph" style:parent-style-name="Text_20_body">
      <style:text-properties officeooo:paragraph-rsid="00212bcc"/>
    </style:style>
    <style:style style:name="P4" style:family="paragraph" style:parent-style-name="Text_20_body">
      <style:text-properties officeooo:paragraph-rsid="0041e572"/>
    </style:style>
    <style:style style:name="P5" style:family="paragraph" style:parent-style-name="Text_20_body">
      <style:text-properties officeooo:paragraph-rsid="002545e5"/>
    </style:style>
    <style:style style:name="P6" style:family="paragraph" style:parent-style-name="Standard">
      <style:text-properties fo:font-weight="bold" officeooo:rsid="0035b66d" officeooo:paragraph-rsid="0035b66d" style:font-weight-asian="bold" style:font-weight-complex="bold"/>
    </style:style>
    <style:style style:name="P7" style:family="paragraph" style:parent-style-name="Standard" style:list-style-name="L1">
      <style:text-properties fo:font-weight="bold" officeooo:rsid="003932dc" officeooo:paragraph-rsid="003932dc" style:font-weight-asian="bold" style:font-weight-complex="bold"/>
    </style:style>
    <style:style style:name="P8" style:family="paragraph" style:parent-style-name="Standard">
      <style:text-properties officeooo:paragraph-rsid="003932dc"/>
    </style:style>
    <style:style style:name="P9" style:family="paragraph" style:parent-style-name="Text_20_body">
      <style:text-properties officeooo:paragraph-rsid="00455cc6"/>
    </style:style>
    <style:style style:name="P10" style:family="paragraph" style:parent-style-name="Text_20_body">
      <style:text-properties officeooo:paragraph-rsid="0070c16b"/>
    </style:style>
    <style:style style:name="P11" style:family="paragraph" style:parent-style-name="Text_20_body">
      <style:text-properties officeooo:paragraph-rsid="003932dc"/>
    </style:style>
    <style:style style:name="P12" style:family="paragraph" style:parent-style-name="Text_20_body">
      <style:text-properties officeooo:paragraph-rsid="0079dd6b"/>
    </style:style>
    <style:style style:name="P13" style:family="paragraph" style:parent-style-name="Text_20_body">
      <style:text-properties fo:font-style="italic" officeooo:rsid="00865d3e" officeooo:paragraph-rsid="00865d3e" style:font-style-asian="italic" style:font-style-complex="italic"/>
    </style:style>
    <style:style style:name="P14" style:family="paragraph" style:parent-style-name="Text_20_body" style:list-style-name="L2">
      <style:text-properties fo:font-weight="normal" officeooo:paragraph-rsid="0079dd6b" style:font-weight-asian="normal" style:font-weight-complex="normal"/>
    </style:style>
    <style:style style:name="P15" style:family="paragraph" style:parent-style-name="Text_20_body">
      <style:text-properties fo:font-weight="normal" officeooo:paragraph-rsid="0079dd6b" style:font-weight-asian="normal" style:font-weight-complex="normal"/>
    </style:style>
    <style:style style:name="P16" style:family="paragraph" style:parent-style-name="Text_20_body" style:list-style-name="L3">
      <style:text-properties officeooo:paragraph-rsid="007b0c8b"/>
    </style:style>
    <style:style style:name="P17" style:family="paragraph" style:parent-style-name="Text_20_body" style:list-style-name="L3">
      <style:text-properties officeooo:paragraph-rsid="00800058"/>
    </style:style>
    <style:style style:name="P18" style:family="paragraph" style:parent-style-name="Text_20_body" style:list-style-name="L3">
      <style:text-properties officeooo:paragraph-rsid="007e4aa0"/>
    </style:style>
    <style:style style:name="P19" style:family="paragraph" style:parent-style-name="Standard" style:list-style-name="L4">
      <style:text-properties fo:font-weight="normal" officeooo:rsid="0035b66d" officeooo:paragraph-rsid="0035b66d" style:font-weight-asian="normal" style:font-weight-complex="normal"/>
    </style:style>
    <style:style style:name="P20" style:family="paragraph" style:parent-style-name="Standard" style:list-style-name="L4">
      <style:text-properties officeooo:paragraph-rsid="0079dd6b"/>
    </style:style>
    <style:style style:name="P21" style:family="paragraph" style:parent-style-name="Standard">
      <style:text-properties officeooo:paragraph-rsid="005594a0"/>
    </style:style>
    <style:style style:name="P22" style:family="paragraph" style:parent-style-name="Text_20_body" style:list-style-name="L5">
      <style:text-properties officeooo:paragraph-rsid="005aa72c"/>
    </style:style>
    <style:style style:name="P23" style:family="paragraph" style:parent-style-name="Text_20_body">
      <style:text-properties officeooo:paragraph-rsid="005aa72c"/>
    </style:style>
    <style:style style:name="P24" style:family="paragraph" style:parent-style-name="Text_20_body" style:list-style-name="L6">
      <style:text-properties officeooo:rsid="006caeb8" officeooo:paragraph-rsid="006caeb8"/>
    </style:style>
    <style:style style:name="P25" style:family="paragraph" style:parent-style-name="Text_20_body">
      <style:text-properties officeooo:paragraph-rsid="00721f04"/>
    </style:style>
    <style:style style:name="P26" style:family="paragraph" style:parent-style-name="Text_20_body">
      <style:text-properties fo:font-weight="bold" officeooo:rsid="00742745" officeooo:paragraph-rsid="00742745" style:font-weight-asian="bold" style:font-weight-complex="bold"/>
    </style:style>
    <style:style style:name="P27" style:family="paragraph" style:parent-style-name="Text_20_body" style:list-style-name="L7">
      <style:paragraph-properties fo:margin-top="0cm" fo:margin-bottom="0cm" style:contextual-spacing="false"/>
      <style:text-properties style:font-name="Times New Roman" officeooo:paragraph-rsid="00826782"/>
    </style:style>
    <style:style style:name="P28" style:family="paragraph" style:parent-style-name="Text_20_body" style:list-style-name="L7">
      <style:paragraph-properties fo:margin-top="0cm" fo:margin-bottom="0cm" style:contextual-spacing="false"/>
      <style:text-properties officeooo:paragraph-rsid="00826782"/>
    </style:style>
    <style:style style:name="P29" style:family="paragraph" style:parent-style-name="Text_20_body" style:list-style-name="L8">
      <style:paragraph-properties fo:margin-top="0cm" fo:margin-bottom="0cm" style:contextual-spacing="false"/>
      <style:text-properties style:font-name="Times New Roman" officeooo:paragraph-rsid="00833c0f"/>
    </style:style>
    <style:style style:name="P30" style:family="paragraph" style:parent-style-name="Text_20_body">
      <style:text-properties officeooo:paragraph-rsid="00742745"/>
    </style:style>
    <style:style style:name="T1" style:family="text">
      <style:text-properties officeooo:rsid="002c76f7"/>
    </style:style>
    <style:style style:name="T2" style:family="text">
      <style:text-properties officeooo:rsid="00212bcc"/>
    </style:style>
    <style:style style:name="T3" style:family="text">
      <style:text-properties officeooo:rsid="002242bd"/>
    </style:style>
    <style:style style:name="T4" style:family="text">
      <style:text-properties officeooo:rsid="0039cef6"/>
    </style:style>
    <style:style style:name="T5" style:family="text">
      <style:text-properties officeooo:rsid="0033b547"/>
    </style:style>
    <style:style style:name="T6" style:family="text">
      <style:text-properties fo:font-weight="bold" officeooo:rsid="00341701" style:font-weight-asian="bold" style:font-weight-complex="bold"/>
    </style:style>
    <style:style style:name="T7" style:family="text">
      <style:text-properties officeooo:rsid="0041e572"/>
    </style:style>
    <style:style style:name="T8" style:family="text">
      <style:text-properties officeooo:rsid="003b5216"/>
    </style:style>
    <style:style style:name="T9" style:family="text">
      <style:text-properties officeooo:rsid="00341701"/>
    </style:style>
    <style:style style:name="T10" style:family="text">
      <style:text-properties fo:font-style="italic" officeooo:rsid="00341701" style:font-style-asian="italic" style:font-style-complex="italic"/>
    </style:style>
    <style:style style:name="T11" style:family="text">
      <style:text-properties fo:font-weight="normal" style:font-weight-asian="normal" style:font-weight-complex="normal"/>
    </style:style>
    <style:style style:name="T12" style:family="text">
      <style:text-properties fo:font-style="normal" officeooo:rsid="0030059e" style:font-style-asian="normal" style:font-style-complex="normal"/>
    </style:style>
    <style:style style:name="T13" style:family="text">
      <style:text-properties fo:font-style="normal" officeooo:rsid="00212bcc" style:font-style-asian="normal" style:font-style-complex="normal"/>
    </style:style>
    <style:style style:name="T14" style:family="text">
      <style:text-properties fo:font-style="normal" officeooo:rsid="001f24c0" style:font-style-asian="normal" style:font-style-complex="normal"/>
    </style:style>
    <style:style style:name="T15" style:family="text">
      <style:text-properties officeooo:rsid="0030059e"/>
    </style:style>
    <style:style style:name="T16" style:family="text">
      <style:text-properties officeooo:rsid="001ffed1"/>
    </style:style>
    <style:style style:name="T17" style:family="text">
      <style:text-properties officeooo:rsid="001f24c0"/>
    </style:style>
    <style:style style:name="T18" style:family="text">
      <style:text-properties fo:font-style="normal" fo:font-weight="bold" officeooo:rsid="00341701" style:font-style-asian="normal" style:font-weight-asian="bold" style:font-style-complex="normal" style:font-weight-complex="bold"/>
    </style:style>
    <style:style style:name="T19" style:family="text">
      <style:text-properties officeooo:rsid="00261df7"/>
    </style:style>
    <style:style style:name="T20" style:family="text">
      <style:text-properties officeooo:rsid="002720c7"/>
    </style:style>
    <style:style style:name="T21" style:family="text">
      <style:text-properties officeooo:rsid="0070c16b"/>
    </style:style>
    <style:style style:name="T22" style:family="text">
      <style:text-properties officeooo:rsid="0027d5b5"/>
    </style:style>
    <style:style style:name="T23" style:family="text">
      <style:text-properties officeooo:rsid="0029de81"/>
    </style:style>
    <style:style style:name="T24" style:family="text">
      <style:text-properties officeooo:rsid="00313872"/>
    </style:style>
    <style:style style:name="T25" style:family="text">
      <style:text-properties officeooo:rsid="002a0c42"/>
    </style:style>
    <style:style style:name="T26" style:family="text">
      <style:text-properties officeooo:rsid="0037097c"/>
    </style:style>
    <style:style style:name="T27" style:family="text">
      <style:text-properties officeooo:rsid="002a98eb"/>
    </style:style>
    <style:style style:name="T28" style:family="text">
      <style:text-properties officeooo:rsid="0038e812"/>
    </style:style>
    <style:style style:name="T29" style:family="text">
      <style:text-properties officeooo:rsid="003d635c"/>
    </style:style>
    <style:style style:name="T30" style:family="text">
      <style:text-properties officeooo:rsid="006d9fb7"/>
    </style:style>
    <style:style style:name="T31" style:family="text">
      <style:text-properties officeooo:rsid="003bdeba"/>
    </style:style>
    <style:style style:name="T32" style:family="text">
      <style:text-properties fo:font-weight="bold" style:font-weight-asian="bold" style:font-weight-complex="bold"/>
    </style:style>
    <style:style style:name="T33" style:family="text">
      <style:text-properties fo:font-variant="normal" fo:text-transform="none" style:font-name="Times New Roman" fo:font-size="12pt" fo:letter-spacing="normal" fo:font-style="normal" officeooo:rsid="00341701" loext:padding="0cm" loext:border="none"/>
    </style:style>
    <style:style style:name="T34" style:family="text">
      <style:text-properties fo:font-variant="normal" fo:text-transform="none" style:font-name="Times New Roman" fo:font-size="12pt" fo:letter-spacing="normal" fo:font-style="normal" officeooo:rsid="0079dd6b" loext:padding="0cm" loext:border="none"/>
    </style:style>
    <style:style style:name="T35" style:family="text">
      <style:text-properties fo:font-variant="normal" fo:text-transform="none" style:font-name="Times New Roman" fo:font-size="12pt" fo:letter-spacing="normal" fo:font-style="normal" officeooo:rsid="00865d3e" loext:padding="0cm" loext:border="none"/>
    </style:style>
    <style:style style:name="T36" style:family="text">
      <style:text-properties fo:font-variant="normal" fo:text-transform="none" style:font-name="Times New Roman" fo:font-size="12pt" fo:letter-spacing="normal" fo:font-style="normal" fo:font-weight="normal" officeooo:rsid="0079dd6b" style:font-weight-asian="normal" style:font-weight-complex="normal" loext:padding="0cm" loext:border="none"/>
    </style:style>
    <style:style style:name="T37" style:family="text">
      <style:text-properties fo:font-variant="normal" fo:text-transform="none" style:font-name="Times New Roman" fo:font-size="12pt" fo:letter-spacing="normal" fo:font-style="normal" fo:font-weight="normal" officeooo:rsid="007b0c8b" style:font-weight-asian="normal" style:font-weight-complex="normal" loext:padding="0cm" loext:border="none"/>
    </style:style>
    <style:style style:name="T38" style:family="text">
      <style:text-properties fo:font-weight="normal" officeooo:rsid="00800058" style:font-weight-asian="normal" style:font-weight-complex="normal"/>
    </style:style>
    <style:style style:name="T39" style:family="text">
      <style:text-properties officeooo:rsid="00800058"/>
    </style:style>
    <style:style style:name="T40" style:family="text">
      <style:text-properties officeooo:rsid="007c3f6d"/>
    </style:style>
    <style:style style:name="T41" style:family="text">
      <style:text-properties fo:font-weight="normal" officeooo:rsid="007e4aa0" style:font-weight-asian="normal" style:font-weight-complex="normal"/>
    </style:style>
    <style:style style:name="T42" style:family="text">
      <style:text-properties officeooo:rsid="007e4aa0"/>
    </style:style>
    <style:style style:name="T43" style:family="text">
      <style:text-properties fo:font-weight="normal" officeooo:rsid="005594a0" style:font-weight-asian="normal" style:font-weight-complex="normal"/>
    </style:style>
    <style:style style:name="T44" style:family="text">
      <style:text-properties fo:font-weight="normal" officeooo:rsid="00583729" style:font-weight-asian="normal" style:font-weight-complex="normal"/>
    </style:style>
    <style:style style:name="T45" style:family="text">
      <style:text-properties fo:font-weight="normal" officeooo:rsid="0064fc7f" style:font-weight-asian="normal" style:font-weight-complex="normal"/>
    </style:style>
    <style:style style:name="T46" style:family="text">
      <style:text-properties fo:font-weight="normal" officeooo:rsid="0050d521" style:font-weight-asian="normal" style:font-weight-complex="normal"/>
    </style:style>
    <style:style style:name="T47" style:family="text">
      <style:text-properties fo:font-variant="normal" fo:text-transform="none" style:font-name="Times New Roman" fo:font-size="12pt" fo:letter-spacing="normal" fo:font-style="normal" fo:font-weight="normal" officeooo:rsid="0035b66d" style:font-weight-asian="normal" style:font-weight-complex="normal" loext:padding="0cm" loext:border="none"/>
    </style:style>
    <style:style style:name="T48" style:family="text">
      <style:text-properties fo:font-variant="normal" fo:text-transform="none" style:font-name="Times New Roman" fo:font-size="12pt" fo:letter-spacing="normal" fo:font-style="normal" fo:font-weight="normal" officeooo:rsid="0050d521" style:font-weight-asian="normal" style:font-weight-complex="normal" loext:padding="0cm" loext:border="none"/>
    </style:style>
    <style:style style:name="T49" style:family="text">
      <style:text-properties fo:font-variant="normal" fo:text-transform="none" style:font-name="Times New Roman" fo:font-size="12pt" fo:letter-spacing="normal" fo:font-style="normal" fo:font-weight="normal" officeooo:rsid="00689b5a" style:font-weight-asian="normal" style:font-weight-complex="normal" loext:padding="0cm" loext:border="none"/>
    </style:style>
    <style:style style:name="T50" style:family="text">
      <style:text-properties fo:font-weight="normal" officeooo:rsid="0066ac2a" style:font-weight-asian="normal" style:font-weight-complex="normal"/>
    </style:style>
    <style:style style:name="T51" style:family="text">
      <style:text-properties fo:font-weight="normal" officeooo:rsid="00689b5a" style:font-weight-asian="normal" style:font-weight-complex="normal"/>
    </style:style>
    <style:style style:name="T52" style:family="text">
      <style:text-properties style:font-name="Times New Roman" fo:font-weight="normal" style:font-weight-asian="normal" style:font-weight-complex="normal"/>
    </style:style>
    <style:style style:name="T53" style:family="text">
      <style:text-properties fo:font-variant="normal" fo:text-transform="none" style:font-name="Times New Roman" fo:font-size="12pt" fo:letter-spacing="normal" fo:font-style="normal" fo:font-weight="normal" style:font-weight-asian="normal" style:font-weight-complex="normal" loext:padding="0cm" loext:border="none"/>
    </style:style>
    <style:style style:name="T54" style:family="text">
      <style:text-properties style:font-name="Times New Roman" fo:font-size="12pt" officeooo:rsid="0075b017" loext:padding="0cm" loext:border="none"/>
    </style:style>
    <style:style style:name="T55" style:family="text">
      <style:text-properties style:font-name="Times New Roman" fo:font-size="12pt" officeooo:rsid="005c90c9" loext:padding="0cm" loext:border="none"/>
    </style:style>
    <style:style style:name="T56" style:family="text">
      <style:text-properties style:font-name="Times New Roman" fo:font-size="12pt" loext:padding="0cm" loext:border="none"/>
    </style:style>
    <style:style style:name="T57" style:family="text">
      <style:text-properties style:font-name="Times New Roman" fo:font-size="12pt" officeooo:rsid="005db8b7" loext:padding="0cm" loext:border="none"/>
    </style:style>
    <style:style style:name="T58" style:family="text">
      <style:text-properties style:font-name="Times New Roman" fo:font-size="12pt" officeooo:rsid="005e2300" loext:padding="0cm" loext:border="none"/>
    </style:style>
    <style:style style:name="T59" style:family="text">
      <style:text-properties style:font-name="Times New Roman" fo:font-size="12pt" officeooo:rsid="005fddf4" loext:padding="0cm" loext:border="none"/>
    </style:style>
    <style:style style:name="T60" style:family="text">
      <style:text-properties fo:font-size="12pt" officeooo:rsid="005fddf4" loext:padding="0cm" loext:border="none"/>
    </style:style>
    <style:style style:name="T61" style:family="text">
      <style:text-properties style:font-name="Times New Roman" fo:font-size="12pt" officeooo:rsid="00689b5a" loext:padding="0cm" loext:border="none"/>
    </style:style>
    <style:style style:name="T62" style:family="text">
      <style:text-properties officeooo:rsid="0071434e"/>
    </style:style>
    <style:style style:name="T63" style:family="text">
      <style:text-properties fo:font-variant="normal" fo:text-transform="none" style:font-name="Times New Roman" fo:font-size="12pt" fo:letter-spacing="normal" fo:font-style="normal" fo:font-weight="normal"/>
    </style:style>
    <style:style style:name="T64" style:family="text">
      <style:text-properties fo:font-variant="normal" fo:text-transform="none" fo:font-size="12pt" fo:letter-spacing="normal" fo:font-style="normal" fo:font-weight="normal" officeooo:rsid="00742745" loext:padding="0cm" loext:border="none"/>
    </style:style>
    <style:style style:name="T65" style:family="text">
      <style:text-properties fo:font-variant="normal" fo:text-transform="none" fo:font-size="12pt" fo:letter-spacing="normal" fo:font-style="normal" fo:font-weight="normal" loext:padding="0cm" loext:border="none"/>
    </style:style>
    <style:style style:name="T66" style:family="text">
      <style:text-properties fo:font-variant="normal" fo:text-transform="none" style:font-name="Times New Roman" fo:font-size="12pt" fo:letter-spacing="normal" fo:font-style="normal" fo:font-weight="normal" loext:padding="0cm" loext:border="none"/>
    </style:style>
    <style:style style:name="T67" style:family="text">
      <style:text-properties style:font-name="Times New Roman" fo:font-weight="bold" officeooo:rsid="00742745" style:font-weight-asian="bold" style:font-weight-complex="bold"/>
    </style:style>
    <style:style style:name="T68" style:family="text">
      <style:text-properties style:font-name="Times New Roman" fo:font-weight="normal" officeooo:rsid="00742745"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3"><text:span text:style-name="T1">Yanis</text:span><text:span text:style-name="T2"> : </text:span>Bonjour à tous, merci d’être présents. <text:span text:style-name="T2">Moi c’est Yanis </text:span></text:p>
      <text:p text:style-name="P3"><text:span text:style-name="T1">Ines</text:span><text:span text:style-name="T2"> : et moi c’est Ines.</text:span></text:p>
      <text:p text:style-name="P4"><text:span text:style-name="T1">Yanis</text:span><text:span text:style-name="T3"> : </text:span>Nous allons vous présenter aujourd’hui le métier de <text:span text:style-name="T4">dev ops</text:span>, un rôle <text:span text:style-name="T5">crucial</text:span> dans <text:span text:style-name="T5">l’</text:span>informatique. <text:span text:style-name="T6">SLIDE. </text:span><text:span text:style-name="T4">Pour cela</text:span><text:span text:style-name="T5"> on va vous montrer pourquoi ce métier est essentiel. </text:span><text:span text:style-name="T7">Donc, on va </text:span><text:span text:style-name="T5">aborder </text:span><text:span text:style-name="T4">ses</text:span><text:span text:style-name="T5"> compétences, </text:span><text:span text:style-name="T4">ses</text:span><text:span text:style-name="T5"> qualités, </text:span><text:span text:style-name="T4">ses</text:span><text:span text:style-name="T5"> débouchés, </text:span><text:span text:style-name="T8">ses missions, son environnement de travail</text:span><text:span text:style-name="T5"> </text:span><text:span text:style-name="T9">*</text:span><text:span text:style-name="T10">lit le tableau</text:span><text:span text:style-name="T9">* </text:span><text:span text:style-name="T6">SLIDE</text:span></text:p>
      <text:p text:style-name="P5"/>
      <text:p text:style-name="P6">PARTIE I</text:p>
      <text:list text:style-name="L1">
        <text:list-item>
          <text:p text:style-name="P7"><text:span text:style-name="T11">Vulgarisation</text:span> </text:p>
        </text:list-item>
      </text:list>
      <text:p text:style-name="P8"><text:span text:style-name="Emphasis"/></text:p>
      <text:p text:style-name="P9"><text:span text:style-name="Emphasis"><text:span text:style-name="T12">Yanis : Avant de commencer, une petite question : est-ce que quelqu’un dans la salle sait précisément ce qu’est un </text:span></text:span><text:span text:style-name="Emphasis"><text:span text:style-name="T13">dev ops</text:span></text:span><text:span text:style-name="Emphasis"><text:span text:style-name="T12"> ? N’hésitez pas à lever la main ou proposer une définition </text:span></text:span><text:span text:style-name="Emphasis"><text:span text:style-name="T14">*</text:span></text:span><text:span text:style-name="Emphasis"><text:span text:style-name="T15">laisse les </text:span></text:span><text:span text:style-name="Emphasis"><text:span text:style-name="T16">autres</text:span></text:span><text:span text:style-name="Emphasis"><text:span text:style-name="T15"> répondr</text:span></text:span><text:span text:style-name="Emphasis"><text:span text:style-name="T17">e* </text:span></text:span><text:span text:style-name="Emphasis"><text:span text:style-name="T18">SLIDE</text:span></text:span></text:p>
      <text:p text:style-name="P10">Pour expliquer simplement, le <text:span text:style-name="T19">dev ops</text:span>, c’est un peu l<text:span text:style-name="T20">e lien entre les développeurs </text:span><text:span text:style-name="T21">et l’</text:span><text:span text:style-name="T22">efficacité</text:span><text:span text:style-name="T20"> d’un projet. </text:span>Imaginez un restaurant. Les développeurs, ce sont les chefs qui préparent les plats, et le <text:span text:style-name="T19">dev ops</text:span>, c’es<text:span text:style-name="T23">t celui</text:span> qui <text:span text:style-name="T23">vérifie</text:span> que tout <text:span text:style-name="T23">se passe bien</text:span> en <text:span text:style-name="T23">cuisine. Par exemple que </text:span>les <text:span text:style-name="T23">plats sont </text:span><text:span text:style-name="T8">bien cuisinés/ont une bonne cuisson</text:span>, <text:span text:style-name="T8">qque </text:span>les commandes arrivent à l’heure, et <text:span text:style-name="T23">que </text:span>les clients repartent satisfaits.</text:p>
      <text:p text:style-name="P11"><text:span text:style-name="T15">Ines</text:span><text:span text:style-name="T23"> : </text:span>En fait, on a tous un petit côté <text:span text:style-name="T23">dev ops</text:span> dans nos vies ! Par exemple, <text:span text:style-name="T23">quand</text:span> <text:span text:style-name="T24">on</text:span> organise un événement et qu’<text:span text:style-name="T24">on</text:span> assure à la fois l’<text:span text:style-name="T25">organisation</text:span> et <text:span text:style-name="T26">la coordination</text:span><text:span text:style-name="T27"> </text:span><text:span text:style-name="T28">d</text:span><text:span text:style-name="T27">es</text:span> <text:span text:style-name="T28">participants</text:span>, <text:span text:style-name="T24">on</text:span> agi<text:span text:style-name="T24">t</text:span> comme un <text:span text:style-name="T23">dev ops</text:span>. </text:p>
      <text:p text:style-name="P12"><text:span text:style-name="T29">Yanis : </text:span><text:span text:style-name="T30">Plus formellement</text:span>, un <text:span text:style-name="T31">dev ops</text:span>, c’est celui qui garantit que le code produit par les développeurs fonctionne correctement. Il construit des pipelines pour tester, sécuriser et déployer le code, un peu comme si vous vérifiiez qu’un colis est bien emballé, expédié et livré à destination. <text:s/><text:span text:style-name="T6">SLIDE</text:span></text:p>
      <text:p text:style-name="P13"><text:span text:style-name="T6">V</text:span><text:span text:style-name="T32">oyons ensemble les critères primordiaux pour étre un bon dev ops</text:span></text:p>
      <text:list text:style-name="L2">
        <text:list-item>
          <text:p text:style-name="P14"><text:span text:style-name="T33">C</text:span><text:span text:style-name="T34">ompétences</text:span></text:p>
        </text:list-item>
      </text:list>
      <text:p text:style-name="P15"><text:span text:style-name="T35">Alors, déjà,</text:span><text:span text:style-name="T34"> il est essentiel de maîtriser certaines compétences techniques.</text:span></text:p>
      <text:list text:style-name="L3">
        <text:list-item>
          <text:list>
            <text:list-item>
              <text:p text:style-name="P16"><text:span text:style-name="T36">D’abord, il y a la </text:span><text:span text:style-name="Strong_20_Emphasis"><text:span text:style-name="T34">gestion des pipelines CI/CD</text:span></text:span><text:span text:style-name="T36">. Ça consiste à automatiser les tests et les déploiements du code </text:span><text:span text:style-name="T37">et l</text:span><text:span text:style-name="T36">’objectif </text:span><text:span text:style-name="T37">est de s’</text:span><text:span text:style-name="T36">assurer que chaque modification apportée par les développeurs est bien testée et fonctionne correctement avant d’être mise en ligne.</text:span></text:p>
            </text:list-item>
            <text:list-item>
              <text:p text:style-name="P17">Ensuite, il y a le <text:span text:style-name="Strong_20_Emphasis">cloud computing. </text:span><text:span text:style-name="Strong_20_Emphasis"><text:span text:style-name="T38">C’est</text:span></text:span><text:span text:style-name="Strong_20_Emphasis"><text:span text:style-name="T39"> </text:span></text:span>des plateformes comme A<text:span text:style-name="T40">mazon Web Services</text:span>, Azure ou Google Cloud <text:span text:style-name="T39">qui sont utilisés par</text:span> de nombreuses entreprises. Un DevOps doit <text:span text:style-name="T40">donc </text:span>savoir gérer ces <text:span text:style-name="T40">outils</text:span> pour garantir leur performance et leur sécurité.</text:p>
            </text:list-item>
            <text:list-item>
              <text:p text:style-name="P18">Enfin, la <text:span text:style-name="Strong_20_Emphasis">conteneurisation et l’orchestration </text:span><text:span text:style-name="Strong_20_Emphasis"><text:span text:style-name="T41">qui comprennent d</text:span></text:span>es outils comme Docker et Kubernetes. <text:span text:style-name="T42">Ce sont des outils qui </text:span>permettent de déployer des applications dans des environnements stables et reproductibles. Ça évite les fameux : 'Ça marche sur mon ordinateur, mais pas sur le serveur !’</text:p>
            </text:list-item>
          </text:list>
        </text:list-item>
      </text:list>
      <text:list text:style-name="L4">
        <text:list-item>
          <text:p text:style-name="P19"><text:soft-page-break/>Qualités</text:p>
          <text:list>
            <text:list-item>
              <text:p text:style-name="P20"><text:span text:style-name="T43">En </text:span><text:span text:style-name="T44">terme de qualité, un bon </text:span><text:span text:style-name="T45">dev ops</text:span><text:span text:style-name="T44"> doit être rigoureux, notamment pour éviter des erreurs comme des mauvais noms de fichiers </text:span><text:span text:style-name="T46">en </text:span><text:span text:style-name="T47">v</text:span><text:span text:style-name="T48">é</text:span><text:span text:style-name="T47">rifi</text:span><text:span text:style-name="T48">ant</text:span><text:span text:style-name="T47"> les longueurs de</text:span><text:span text:style-name="T48">s</text:span><text:span text:style-name="T47"> </text:span><text:span text:style-name="T48">titres donnés à chaque modification </text:span><text:span text:style-name="T49">apportée par un</text:span><text:span text:style-name="T48"> développeur </text:span><text:span text:style-name="T49">et</text:span><text:span text:style-name="T48"> en faisant</text:span><text:span text:style-name="T47"> en sorte que le projet soit le plus carré possible. </text:span></text:p>
            </text:list-item>
            <text:list-item>
              <text:p text:style-name="P20"><text:span text:style-name="T44">Il doit aussi </text:span><text:span text:style-name="T50">savoir bien communiquer </text:span><text:span text:style-name="T51">et faire preuve d’adaptabilité</text:span><text:span text:style-name="T44">, car il travaille avec plusieurs équipes, </text:span><text:span text:style-name="T51">composées principalement de </text:span><text:span text:style-name="T44"><text:s/>développeurs et </text:span><text:span text:style-name="T51">de</text:span><text:span text:style-name="T44"> chefs de projet.</text:span> </text:p>
            </text:list-item>
            <text:list-item>
              <text:p text:style-name="P20">Les outils et méthodes évoluent constamment, et il faut être capable de suivre ces changements pour rester efficace.</text:p>
            </text:list-item>
          </text:list>
        </text:list-item>
      </text:list>
      <text:p text:style-name="P21"><text:span text:style-name="T52"/></text:p>
      <text:list text:style-name="L5">
        <text:list-item>
          <text:p text:style-name="P22"><text:span text:style-name="T53">Outils et Missions : </text:span></text:p>
        </text:list-item>
      </text:list>
      <text:p text:style-name="P23"><text:span text:style-name="T54">En parlant d’outils, l</text:span><text:span text:style-name="T55">es outils du dev ops sont des f</text:span><text:span text:style-name="T56">ichiers de configuration </text:span><text:span text:style-name="T57">(</text:span><text:span text:style-name="T56">.yml</text:span><text:span text:style-name="T57">)</text:span><text:span text:style-name="T56"> à analyser </text:span><text:span text:style-name="T58">et </text:span><text:span text:style-name="T56">pas forc</text:span><text:span text:style-name="T58">é</text:span><text:span text:style-name="T56">ment de langages, </text:span><text:span text:style-name="T59">comme tout le monde le pense.</text:span></text:p>
      <text:p text:style-name="P23"><text:span text:style-name="T59">Parmi les outils utilisés, on retrouve AWS pour gérer le cloud, mais aussi des fichiers de configuration comme les </text:span><text:span text:style-name="Source_20_Text"><text:span text:style-name="T60">.</text:span></text:span><text:span text:style-name="Source_20_Text"><text:span text:style-name="T61">yml</text:span></text:span><text:span text:style-name="T59">, qui permettent de paramétrer les processus automatiques. Le DevOps s’assure que tout est en ordre, de la mise en place des tests jusqu’au déploiement final. </text:span>Ses missions incluent la configuration des pipelines CI/CD, la gestion de tests automatiques, et même parfois la sécurisation des systèmes. En bref, il fait en sorte que tout fonctionne de manière fluide et sans bug.</text:p>
      <text:list text:style-name="L6">
        <text:list-item>
          <text:p text:style-name="P24">Environnement de travail</text:p>
        </text:list-item>
      </text:list>
      <text:p text:style-name="P25"><text:span text:style-name="T62">En ce qui concerne l’environnement de travail, l</text:span>e <text:span text:style-name="T62">dev ops</text:span> travaille dans un environnement collaboratif, souvent en open space ou à distance, avec des horaires flexibles. Selon <text:span text:style-name="T62">notre professionnel</text:span>, il y a <text:span text:style-name="T62">plus ou </text:span>moins de pression sur les délais <text:span text:style-name="T62">pour le dev ops,</text:span> comparé aux développeurs <text:span text:style-name="T62">et</text:span> il faut parfois rester en cas d’urgence, par exemple si un client demande <text:span text:style-name="T63">expressément de rester pour avancer une commande</text:span>. <text:span text:style-name="T62">Mais cela dépend principalement de l’entreprise.</text:span></text:p>
      <text:p text:style-name="P26">PARTIE II</text:p>
      <text:list text:style-name="L7">
        <text:list-item>
          <text:p text:style-name="P27"><text:span text:style-name="T64">Recrutement</text:span></text:p>
        </text:list-item>
        <text:list-item>
          <text:p text:style-name="P27"><text:span text:style-name="T65">Formation à suivre</text:span></text:p>
        </text:list-item>
        <text:list-item>
          <text:p text:style-name="P27"><text:span text:style-name="T65">Evolution de carrière</text:span></text:p>
        </text:list-item>
        <text:list-item>
          <text:p text:style-name="P28"><text:span text:style-name="T66">Atouts et faiblesses</text:span></text:p>
        </text:list-item>
      </text:list>
      <text:p text:style-name="P26">PARTIE III</text:p>
      <text:list text:style-name="L8">
        <text:list-item>
          <text:p text:style-name="P29"><text:span text:style-name="T65">Etude du secteur : nb d'offres , types de contrat , salaires</text:span></text:p>
        </text:list-item>
        <text:list-item>
          <text:p text:style-name="P29"><text:span text:style-name="T65">Marché de l'emploi national</text:span></text:p>
        </text:list-item>
        <text:list-item>
          <text:p text:style-name="P29"><text:span text:style-name="T65">Marché de l'emploi international</text:span></text:p>
        </text:list-item>
        <text:list-item>
          <text:p text:style-name="P29"><text:span text:style-name="T65">Conclusion</text:span></text:p>
        </text:list-item>
      </text:list>
      <text:p text:style-name="P30"><text:line-break/><text:span text:style-name="T67">Conclusion</text:span></text:p>
      <text:p text:style-name="P30"><text:span text:style-name="T68">Pour conclure, le métier de dev ops est essentiel dans le monde numérique. Il allie technique, organisation, et collaboration, et offre des perspectives de carrière riches et variées.</text:span></text:p>
      <text:p text:style-name="P30">Que vous soyez en reconversion ou simplement curieux, ce métier est accessible avec les bonnes formations et beaucoup de motivation. Merci de votre attention, nous sommes maintenant ouverts à vos questio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2T16:15:05.405000000</meta:creation-date>
    <dc:date>2024-11-23T01:15:50.282000000</dc:date>
    <meta:editing-duration>PT4H40M3S</meta:editing-duration>
    <meta:editing-cycles>95</meta:editing-cycles>
    <meta:generator>LibreOffice/24.8.3.1$Windows_X86_64 LibreOffice_project/65412f067af443213e726c93f137ccc85c9a1e06</meta:generator>
    <meta:document-statistic meta:table-count="0" meta:image-count="0" meta:object-count="0" meta:page-count="2" meta:paragraph-count="38" meta:word-count="812" meta:character-count="4917" meta:non-whitespace-character-count="4153"/>
  </office:meta>
</office:document-meta>
</file>